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&quot;Noto Sans&quot;" svg:font-family="'&quot;Noto Sans&quot;'"/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434cm"/>
    </style:style>
    <style:style style:name="co6" style:family="table-column">
      <style:table-column-properties fo:break-before="auto" style:column-width="4.778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029cm"/>
    </style:style>
    <style:style style:name="co9" style:family="table-column">
      <style:table-column-properties fo:break-before="auto" style:column-width="3.577cm"/>
    </style:style>
    <style:style style:name="co10" style:family="table-column">
      <style:table-column-properties fo:break-before="auto" style:column-width="2.646cm"/>
    </style:style>
    <style:style style:name="co11" style:family="table-column">
      <style:table-column-properties fo:break-before="auto" style:column-width="2.916cm"/>
    </style:style>
    <style:style style:name="co12" style:family="table-column">
      <style:table-column-properties fo:break-before="auto" style:column-width="3.822cm"/>
    </style:style>
    <style:style style:name="co13" style:family="table-column">
      <style:table-column-properties fo:break-before="auto" style:column-width="3.946cm"/>
    </style:style>
    <style:style style:name="co14" style:family="table-column">
      <style:table-column-properties fo:break-before="auto" style:column-width="3.505cm"/>
    </style:style>
    <style:style style:name="co15" style:family="table-column">
      <style:table-column-properties fo:break-before="auto" style:column-width="4.22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money">
      <style:table-properties table:display="true" style:writing-mode="lr-tb"/>
    </style:style>
    <style:style style:name="ta2" style:family="table" style:master-page-name="PageStyle_5f_broker">
      <style:table-properties table:display="true" style:writing-mode="lr-tb"/>
    </style:style>
    <style:style style:name="ta3" style:family="table" style:master-page-name="PageStyle_5f_account">
      <style:table-properties table:display="true" style:writing-mode="lr-tb"/>
    </style:style>
    <style:style style:name="ta4" style:family="table" style:master-page-name="PageStyle_5f_assets">
      <style:table-properties table:display="true" style:writing-mode="lr-tb"/>
    </style:style>
    <style:style style:name="ta5" style:family="table" style:master-page-name="PageStyle_5f_positions">
      <style:table-properties table:display="true" style:writing-mode="lr-tb"/>
    </style:style>
    <style:style style:name="ta6" style:family="table" style:master-page-name="PageStyle_5f_accountmoney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4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4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f5a84" style:text-outline="false" style:text-line-through-style="none" style:text-line-through-type="none" style:font-name="&quot;Noto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49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ney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urrency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D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P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UD</text:p>
          </table:table-cell>
          <table:table-cell table:number-columns-repeated="102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T</text:p>
          </table:table-cell>
          <table:table-cell table:number-columns-repeated="102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TC</text:p>
          </table:table-cell>
          <table:table-cell table:number-columns-repeated="1022"/>
        </table:table-row>
        <table:table-row table:style-name="ro1" table:number-rows-repeated="99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roker" table:style-name="ta2">
        <office:forms form:automatic-focus="false" form:apply-design-mode="false"/>
        <table:table-column table:style-name="co1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2" table:number-columns-repeated="20" table:default-cell-style-name="Default"/>
        <table:table-column table:style-name="co3" table:number-columns-repeated="99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us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bsite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epperstone</text:p>
          </table:table-cell>
          <table:table-cell table:style-name="ce3" office:value-type="string" calcext:value-type="string">
            <text:p><text:a xlink:href="https://pepperstone.com/" xlink:type="simple">https://pepperstone.com</text:a>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casas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pi</text:p>
          </table:table-cell>
          <table:table-cell table:style-name="ce4" office:value-type="string" calcext:value-type="string">
            <text:p><text:a xlink:href="https://hapi.trade/es" xlink:type="simple">https://hapi.trade/es</text:a>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cripto</text:p>
          </table:table-cell>
          <table:table-cell table:number-columns-repeated="1021"/>
        </table:table-row>
        <table:table-row table:style-name="ro1" table:number-rows-repeated="99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count" table:style-name="ta3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2" table:number-columns-repeated="20" table:default-cell-style-name="Default"/>
        <table:table-column table:style-name="co3" table:number-columns-repeated="99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details</text:p>
          </table:table-cell>
          <table:table-cell table:style-name="ce1" office:value-type="string" calcext:value-type="string">
            <text:p>leverage</text:p>
          </table:table-cell>
          <table:table-cell table:style-name="ce1" office:value-type="string" calcext:value-type="string">
            <text:p>account_type</text:p>
          </table:table-cell>
          <table:table-cell table:style-name="ce1" office:value-type="string" calcext:value-type="string">
            <text:p>broker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Cuenta real </text:p>
          </table:table-cell>
          <table:table-cell table:style-name="ce2" office:value-type="float" office:value="51113155" calcext:value-type="float">
            <text:p>5111315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standar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ncolombia </text:p>
          </table:table-cell>
          <table:table-cell table:style-name="ce18" office:value-type="float" office:value="91216488305" calcext:value-type="float">
            <text:p>912164883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riente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Cuenta Hapi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rrient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electrum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alle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olkadot.js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alle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binanc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chang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99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ets" table:style-name="ta4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99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esition</text:p>
          </table:table-cell>
          <table:table-cell table:style-name="ce5" office:value-type="string" calcext:value-type="string">
            <text:p>lot</text:p>
          </table:table-cell>
          <table:table-cell table:style-name="ce1" office:value-type="string" calcext:value-type="string">
            <text:p>swap_coeficient</text:p>
          </table:table-cell>
          <table:table-cell table:style-name="ce1" office:value-type="string" calcext:value-type="string">
            <text:p>long_swap_coeficient</text:p>
          </table:table-cell>
          <table:table-cell table:style-name="ce1" office:value-type="string" calcext:value-type="string">
            <text:p>short_swap_coeficient</text:p>
          </table:table-cell>
          <table:table-cell table:style-name="ce1" office:value-type="string" calcext:value-type="string">
            <text:p>account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QQQ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1111300" calcext:value-type="float">
            <text:p>1111300</text:p>
          </table:table-cell>
          <table:table-cell table:style-name="ce2" office:value-type="float" office:value="-7.8" calcext:value-type="float">
            <text:p>-7,8</text:p>
          </table:table-cell>
          <table:table-cell table:style-name="ce2" office:value-type="float" office:value="2.8" calcext:value-type="float">
            <text:p>2,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DOT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float" office:value="1111300" calcext:value-type="float">
            <text:p>1111300</text:p>
          </table:table-cell>
          <table:table-cell table:style-name="ce2" office:value-type="float" office:value="-17.5" calcext:value-type="float">
            <text:p>-17,5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casa cachipay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oder de compra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OPUSD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99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itions" table:style-name="ta5">
        <office:forms form:automatic-focus="false" form:apply-design-mode="false"/>
        <table:table-column table:style-name="co1" table:number-columns-repeated="5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2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open_date</text:p>
          </table:table-cell>
          <table:table-cell table:style-name="ce1" office:value-type="string" calcext:value-type="string">
            <text:p>close_dat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is_leveraged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order_type</text:p>
          </table:table-cell>
          <table:table-cell table:style-name="ce1" office:value-type="string" calcext:value-type="string">
            <text:p>as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table:style-name="ce6" office:value-type="date" office:date-value="2023-07-27" calcext:value-type="date">
            <text:p>2023-07-27</text:p>
          </table:table-cell>
          <table:table-cell table:style-name="ce7"/>
          <table:table-cell table:style-name="ce1" office:value-type="float" office:value="4028.28753021216" calcext:value-type="float">
            <text:p>4028,28753021216</text:p>
          </table:table-cell>
          <table:table-cell table:style-name="ce1" office:value-type="float" office:value="0.0831941606666667" calcext:value-type="float">
            <text:p>0,0831941606666667</text:p>
          </table:table-cell>
          <table:table-cell table:style-name="ce9" table:formula="of:=FALSE()" office:value-type="boolean" office:boolean-value="false" calcext:value-type="boolean">
            <text:p>FALSO</text:p>
          </table:table-cell>
          <table:table-cell table:style-name="ce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date" office:date-value="2023-08-11" calcext:value-type="date">
            <text:p>2023-08-11</text:p>
          </table:table-cell>
          <table:table-cell table:style-name="ce7"/>
          <table:table-cell table:style-name="ce1" office:value-type="float" office:value="4041.19020535233" calcext:value-type="float">
            <text:p>4041,19020535233</text:p>
          </table:table-cell>
          <table:table-cell table:style-name="ce1" office:value-type="float" office:value="0.0413318828148148" calcext:value-type="float">
            <text:p>0,0413318828148148</text:p>
          </table:table-cell>
          <table:table-cell table:style-name="ce9" table:formula="of:=FALSE()" office:value-type="boolean" office:boolean-value="false" calcext:value-type="boolean">
            <text:p>FALSO</text:p>
          </table:table-cell>
          <table:table-cell table:style-name="ce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2"/>
          <table:table-cell table:style-name="ce9"/>
          <table:table-cell table:style-name="ce10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979">
          <table:table-cell table:number-columns-repeated="102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countmoney" table:style-name="ta6">
        <office:forms form:automatic-focus="false" form:apply-design-mode="false"/>
        <table:table-column table:style-name="co3" table:default-cell-style-name="Default"/>
        <table:table-column table:style-name="co15" table:default-cell-style-name="Default"/>
        <table:table-column table:style-name="co3" table:number-columns-repeated="1022" table:default-cell-style-name="Default"/>
        <table:table-row table:style-name="ro3">
          <table:table-cell table:style-name="ce2" office:value-type="string" calcext:value-type="string">
            <text:p>id</text:p>
          </table:table-cell>
          <table:table-cell table:style-name="ce25" office:value-type="string" calcext:value-type="string">
            <text:p>date_deposit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money</text:p>
          </table:table-cell>
          <table:table-cell table:number-columns-repeated="1019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12" office:value-type="date" office:date-value="2023-06-10" calcext:value-type="date">
            <text:p>2023-06-10</text:p>
          </table:table-cell>
          <table:table-cell table:style-name="ce2" office:value-type="float" office:value="675000" calcext:value-type="float">
            <text:p>6750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12" office:value-type="date" office:date-value="2023-07-10" calcext:value-type="date">
            <text:p>2023-07-10</text:p>
          </table:table-cell>
          <table:table-cell table:style-name="ce2" office:value-type="float" office:value="675000" calcext:value-type="float">
            <text:p>6750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12" office:value-type="date" office:date-value="2023-07-27" calcext:value-type="date">
            <text:p>2023-07-27</text:p>
          </table:table-cell>
          <table:table-cell table:style-name="ce2" office:value-type="float" office:value="-1350000" calcext:value-type="float">
            <text:p>-13500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12" office:value-type="date" office:date-value="2023-07-27" calcext:value-type="date">
            <text:p>2023-07-27</text:p>
          </table:table-cell>
          <table:table-cell table:style-name="ce2" office:value-type="float" office:value="335.13" calcext:value-type="float">
            <text:p>335,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12" office:value-type="date" office:date-value="2023-08-03" calcext:value-type="date">
            <text:p>2023-08-03</text:p>
          </table:table-cell>
          <table:table-cell table:style-name="ce2" office:value-type="float" office:value="675000" calcext:value-type="float">
            <text:p>6750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12" office:value-type="date" office:date-value="2023-08-11" calcext:value-type="date">
            <text:p>2023-08-11</text:p>
          </table:table-cell>
          <table:table-cell table:style-name="ce2" office:value-type="float" office:value="-675000" calcext:value-type="float">
            <text:p>-6750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12" office:value-type="date" office:date-value="2023-08-11" calcext:value-type="date">
            <text:p>2023-08-11</text:p>
          </table:table-cell>
          <table:table-cell table:style-name="ce2" office:value-type="float" office:value="167.03" calcext:value-type="float">
            <text:p>167,0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12" office:value-type="date" office:date-value="2023-09-06" calcext:value-type="date">
            <text:p>2023-09-06</text:p>
          </table:table-cell>
          <table:table-cell table:style-name="ce2" office:value-type="float" office:value="675000" calcext:value-type="float">
            <text:p>6750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4" table:number-rows-repeated="992">
          <table:table-cell/>
          <table:table-cell table:style-name="ce13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money.$A$1" table:cell-range-address="$accountmoney.$A$1:.$E$9"/>
        </table:named-expressions>
      </table:table>
      <table:named-expressions/>
      <table:database-ranges>
        <table:database-range table:name="__Anonymous_Sheet_DB__5" table:target-range-address="accountmoney.A1:accountmoney.E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&quot;Noto Sans&quot;" svg:font-family="'&quot;Noto Sans&quot;'"/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/00/0000</text:date>, <text:time style:data-style-name="N2" text:time-value="13:03:54.5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oney" style:display-name="PageStyle_mone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roker" style:display-name="PageStyle_brok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ccount" style:display-name="PageStyle_accou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ssets" style:display-name="PageStyle_asse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sitions" style:display-name="PageStyle_posi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ccountmoney" style:display-name="PageStyle_accountmoney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_20_2" style:display-name="PageStyle_Hoja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date>2023-09-24T13:06:02.393000000</dc:date>
    <meta:editing-duration>PT2M7S</meta:editing-duration>
    <meta:editing-cycles>3</meta:editing-cycles>
    <meta:document-statistic meta:table-count="6" meta:cell-count="188" meta:object-count="0"/>
  </office:meta>
</office:document-meta>
</file>